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llection.getSchem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handleImports( Schema schem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hemaCollection.SchemaCollection( URI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getSchema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llection.resolve( URI base ,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Collection.read( Element elem , URI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Collection.Schema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llection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read( String location , URI base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Collection.read( InputSource inpu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